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roboto-regular" svg:font-family="roboto-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/>
    </style:style>
    <style:style style:name="P2" style:family="paragraph" style:parent-style-name="Text_20_body">
      <style:paragraph-properties fo:text-align="justify" style:justify-single-word="false"/>
      <style:text-properties fo:font-variant="normal" fo:text-transform="none" fo:color="#2a6099" style:font-name="roboto-regular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a6099" style:font-name="roboto-regular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roboto-regular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ffffff" style:font-name="roboto-regular" fo:letter-spacing="normal" fo:font-style="normal" fo:font-weight="normal"/>
    </style:style>
    <style:style style:name="T2" style:family="text">
      <style:text-properties fo:font-variant="normal" fo:text-transform="none" style:font-name="roboto-regular" fo:letter-spacing="normal" fo:font-style="normal" fo:font-weight="normal"/>
    </style:style>
    <style:style style:name="T3" style:family="text">
      <style:text-properties fo:font-variant="normal" fo:text-transform="none" fo:color="#2a6099" style:font-name="roboto-regular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 caso afirmativo, faça os exercícios a seguir:</text:p>
      <text:p text:style-name="P3">1. Modifique o exemplo anterior para criar uma nova opção “Consultar saldo”, a qual mostre o saldo atual da conta bancária.</text:p>
      <text:p text:style-name="P4">using System;</text:p>
      <text:p text:style-name="P4">namespace Bancario</text:p>
      <text:p text:style-name="P4">{</text:p>
      <text:p text:style-name="P4"><text:s text:c="4"/>class Program</text:p>
      <text:p text:style-name="P4"><text:s text:c="4"/>{</text:p>
      <text:p text:style-name="P4"><text:s text:c="8"/>static void Main(string[] args)</text:p>
      <text:p text:style-name="P4"><text:s text:c="8"/>{</text:p>
      <text:p text:style-name="P4"><text:s text:c="12"/>Conta contaBancaria = new Conta();</text:p>
      <text:p text:style-name="P4"><text:s text:c="12"/>string comando;</text:p>
      <text:p text:style-name="P4"><text:s text:c="12"/>double valor;</text:p>
      <text:p text:style-name="P4"><text:s text:c="12"/>Console.Write("Digite seu nome: ");</text:p>
      <text:p text:style-name="P4"><text:s text:c="12"/>contaBancaria.titular = Console.ReadLine();</text:p>
      <text:p text:style-name="P4"><text:s text:c="12"/>contaBancaria.numero = 1234;</text:p>
      <text:p text:style-name="P4"><text:s text:c="12"/>contaBancaria.digitoVerificador = 1;</text:p>
      <text:p text:style-name="P4"><text:s text:c="12"/>do</text:p>
      <text:p text:style-name="P4"><text:s text:c="12"/>{</text:p>
      <text:p text:style-name="P4"><text:s text:c="16"/>Console.Write("Digite a operação [d-depósito; s-saque; c-consultarSaldo; x-sair] ");</text:p>
      <text:p text:style-name="P4"><text:s text:c="16"/>comando = Console.ReadLine();</text:p>
      <text:p text:style-name="P4"><text:s text:c="16"/>switch(comando)</text:p>
      <text:p text:style-name="P4"><text:s text:c="16"/>{</text:p>
      <text:p text:style-name="P4"><text:s text:c="20"/>case "d":</text:p>
      <text:p text:style-name="P4"><text:s text:c="24"/>Console.Write("Digite o valor a depositar: ");</text:p>
      <text:p text:style-name="P4"><text:s text:c="24"/>valor = double.Parse(Console.ReadLine());</text:p>
      <text:p text:style-name="P4"><text:s text:c="24"/>contaBancaria.RealizarDeposito(valor);</text:p>
      <text:p text:style-name="P4"><text:s text:c="24"/>break;</text:p>
      <text:p text:style-name="P4"><text:soft-page-break/><text:s text:c="20"/>case "s":</text:p>
      <text:p text:style-name="P4"><text:s text:c="24"/>Console.Write("Digite o valor a sacar: ");</text:p>
      <text:p text:style-name="P4"><text:s text:c="24"/>valor = double.Parse(Console.ReadLine());</text:p>
      <text:p text:style-name="P4"><text:s text:c="24"/>if(contaBancaria.RelizarSaque(valor) == false)</text:p>
      <text:p text:style-name="P4"><text:s text:c="24"/>{</text:p>
      <text:p text:style-name="P4"><text:s text:c="28"/>Console.WriteLine("Saldo insuficiente");</text:p>
      <text:p text:style-name="P4"><text:s text:c="24"/>} <text:s text:c="26"/></text:p>
      <text:p text:style-name="P4"><text:s text:c="24"/>break;</text:p>
      <text:p text:style-name="P4"><text:s text:c="20"/>case "c":</text:p>
      <text:p text:style-name="P4"><text:s text:c="24"/>Console.WriteLine("Saldo: "+contaBancaria.saldo);</text:p>
      <text:p text:style-name="P4"><text:s text:c="24"/>break;</text:p>
      <text:p text:style-name="P4"><text:s text:c="20"/>case "x":</text:p>
      <text:p text:style-name="P4"><text:s text:c="24"/>Console.WriteLine("Encerrando a aplicação");</text:p>
      <text:p text:style-name="P4"><text:s text:c="24"/>break;</text:p>
      <text:p text:style-name="P4"><text:s text:c="20"/>default:</text:p>
      <text:p text:style-name="P4"><text:s text:c="24"/>Console.WriteLine("Opcao inválida");</text:p>
      <text:p text:style-name="P4"><text:s text:c="24"/>break;</text:p>
      <text:p text:style-name="P4"><text:s text:c="16"/>}</text:p>
      <text:p text:style-name="P4"><text:s text:c="12"/>}while(comando != "x");</text:p>
      <text:p text:style-name="P4"><text:s text:c="8"/>}</text:p>
      <text:p text:style-name="P4"><text:s text:c="4"/>}</text:p>
      <text:p text:style-name="P4">}</text:p>
      <text:p text:style-name="P5"><text:span text:style-name="T3">2. Crie uma nova aplicação console. Para tanto, crie uma classe “Usuario” com as informações “Login” e “Senha”. No programa, cadastre três objetos “Usuario”, solicitando ao usuário do programa que ele digite </text:span><text:span text:style-name="Emphasis"><text:span text:style-name="T3">log in</text:span></text:span><text:span text:style-name="T3"> e senha para cada objeto. Depois, mostre na tela todos os objetos “Usuario” criados. Você pode usar um vetor.</text:span></text:p>
      <text:p text:style-name="P1">using System;</text:p>
      <text:p text:style-name="P1"/>
      <text:p text:style-name="P1">namespace Exerc02</text:p>
      <text:p text:style-name="P1">{</text:p>
      <text:p text:style-name="P1"><text:s text:c="4"/>class Program</text:p>
      <text:p text:style-name="P1"><text:s text:c="4"/>{</text:p>
      <text:p text:style-name="P1"><text:soft-page-break/><text:s text:c="8"/>static void Main(string[] args)</text:p>
      <text:p text:style-name="P1"><text:s text:c="8"/>{</text:p>
      <text:p text:style-name="P1"><text:s text:c="11"/>Usuario[] cadastro = new Usuario[3];</text:p>
      <text:p text:style-name="P1"><text:s text:c="11"/>string[] nome = new string[3];</text:p>
      <text:p text:style-name="P1"><text:s text:c="11"/>nome[0] = "Kelly";</text:p>
      <text:p text:style-name="P1"><text:s text:c="11"/>nome[1] = "Harumi";</text:p>
      <text:p text:style-name="P1"><text:s text:c="11"/>nome[2] = "Kawase";</text:p>
      <text:p text:style-name="P1"/>
      <text:p text:style-name="P1"/>
      <text:p text:style-name="P1"><text:s text:c="23"/></text:p>
      <text:p text:style-name="P1"><text:s text:c="12"/>for(int i=0;i&lt;3;i++)</text:p>
      <text:p text:style-name="P1"><text:s text:c="12"/>{</text:p>
      <text:p text:style-name="P1"><text:s text:c="16"/>Console.WriteLine("Digite os dados do Usuário {0}: ",nome[i]);</text:p>
      <text:p text:style-name="P1"><text:s text:c="16"/>Console.Write("Login: ");</text:p>
      <text:p text:style-name="P1"><text:s text:c="16"/>string login = Console.ReadLine();</text:p>
      <text:p text:style-name="P1"><text:s text:c="16"/>Console.Write("Senha: ");</text:p>
      <text:p text:style-name="P1"><text:s text:c="16"/>string senha = Console.ReadLine();</text:p>
      <text:p text:style-name="P1"><text:s text:c="16"/>string nomes = nome[i];</text:p>
      <text:p text:style-name="P1"><text:s text:c="16"/>cadastro[i] = new Usuario {Login = login, Senha = senha, Nome = nomes};</text:p>
      <text:p text:style-name="P1"><text:s text:c="16"/>Console.WriteLine("-----------------------------------------");</text:p>
      <text:p text:style-name="P1"><text:s text:c="12"/>}</text:p>
      <text:p text:style-name="P1"><text:s text:c="11"/>for(int i=0;i&lt;3;i++)</text:p>
      <text:p text:style-name="P1"><text:s text:c="12"/>{</text:p>
      <text:p text:style-name="P1"><text:s text:c="16"/>Console.WriteLine("Usuário {0}: <text:s text:c="4"/>",cadastro[i].Nome);</text:p>
      <text:p text:style-name="P1"><text:s text:c="16"/>Console.Write("Login: {0} <text:s text:c="2"/>",cadastro[i].Login);</text:p>
      <text:p text:style-name="P1"><text:s text:c="16"/>Console.WriteLine("Senha: {0} ",cadastro[i].Senha);</text:p>
      <text:p text:style-name="P1"><text:s text:c="16"/>Console.WriteLine("-----------------------------------------");</text:p>
      <text:p text:style-name="P1"><text:s text:c="12"/>}</text:p>
      <text:p text:style-name="P1"><text:s text:c="12"/></text:p>
      <text:p text:style-name="P1"><text:s text:c="8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roboto-regular" svg:font-family="roboto-regular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4:55:54.580000000</meta:creation-date>
    <meta:generator>LibreOffice/6.2.5.2$Windows_X86_64 LibreOffice_project/1ec314fa52f458adc18c4f025c545a4e8b22c159</meta:generator>
    <dc:date>2020-12-14T17:33:36.695000000</dc:date>
    <meta:editing-duration>PT2H27M3S</meta:editing-duration>
    <meta:editing-cycles>1</meta:editing-cycles>
    <meta:document-statistic meta:table-count="0" meta:image-count="0" meta:object-count="0" meta:page-count="3" meta:paragraph-count="85" meta:word-count="278" meta:character-count="3401" meta:non-whitespace-character-count="2038"/>
  </office:meta>
</office:document-meta>
</file>